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QSL_AG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QSL_A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the QSO is confirmed and "Authenticity Guaranteed" by eQSL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QSL_A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the QSO is confirmed but not "Authenticity Guaranteed" by eQSL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QSL_AG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nknow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EQSL_AG Enumeration exported from Released ADIF Specification 3.1.6</dc:title>
    <meta:initial-creator>ADIF Development Group</meta:initial-creator>
    <dc:creator>Graham Smith</dc:creator>
    <meta:creation-date>2025-09-15T11:13:37Z</meta:creation-date>
    <dc:date>2025-09-15T11:13:37Z</dc:date>
    <meta:editing-duration>PT0S</meta:editing-duration>
    <meta:user-defined meta:name="ADIF Version">3.1.6</meta:user-defined>
    <meta:user-defined meta:name="ADIF Status">Released</meta:user-defined>
  </office:meta>
</office:document-meta>
</file>